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/>
      <style:text-properties fo:color="#0066cc" style:font-name="Ari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2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2</text:p>
      <text:p text:style-name="P3"/>
      <text:p text:style-name="P4">Dátum stretnutia:<text:span text:style-name="T1"><text:tab/>06. 05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Jozef Hergott<text:tab/><text:tab/><text:span text:style-name="T2">Vypracované dňa:</text:span> 03. 05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Pedagóg:</text:p>
          </table:table-cell>
          <table:table-cell table:style-name="Table1.B1" office:value-type="string">
            <text:p text:style-name="P13">doc. Ing. Jana Minárová, PhD.</text:p>
          </table:table-cell>
        </table:table-row>
        <table:table-row>
          <table:table-cell table:style-name="Table1.A2" office:value-type="string">
            <text:p text:style-name="P13">Členovia tímu:</text:p>
          </table:table-cell>
          <table:table-cell table:style-name="Table1.B2" office:value-type="string">
            <text:p text:style-name="P13">Bc. Peter Cích (PC)</text:p>
            <text:p text:style-name="P13">Bc. Pavol Fábik (PF)</text:p>
            <text:p text:style-name="P13">Bc. Ján Garaj (JG)</text:p>
            <text:p text:style-name="P13">Bc. Jozef Hergott (JHE)</text:p>
            <text:p text:style-name="P13">Bc. Jozef Hopko (JHO)</text:p>
          </table:table-cell>
        </table:table-row>
        <table:table-row>
          <table:table-cell table:style-name="Table1.A2" office:value-type="string">
            <text:p text:style-name="P13">Hostia:</text:p>
          </table:table-cell>
          <table:table-cell table:style-name="Table1.B2" office:value-type="string">
            <text:p text:style-name="P13"/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Odovzdanie produktu a pokračovanie v práci na projekte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24">prezentácia projektu doc. Minárovej</text:p>
        </text:list-item>
        <text:list-item>
          <text:p text:style-name="P24">vzájomné stretnutie s konkurenčným tímom č. 12, za prítomnosti vedúcich oboch tímov (doc. Minárová a p. Hanulová)</text:p>
          <text:list>
            <text:list-item>
              <text:p text:style-name="P24">dohodli sme sa na spôsobe odovzdania produktu a dokumentácie</text:p>
              <text:list>
                <text:list-item>
                  <text:p text:style-name="P24">produkt odovzdáme ako odkaz na server s nainštalovanou aktuálnou verziou systému</text:p>
                </text:list-item>
                <text:list-item>
                  <text:p text:style-name="P24">dokumentáciu odovzdáme v elektronickej forme</text:p>
                </text:list-item>
              </text:list>
            </text:list-item>
            <text:list-item>
              <text:p text:style-name="P24">dohodli sme sa na vypracovaní správy o testovaní do 09. 05. 2008</text:p>
            </text:list-item>
          </text:list>
        </text:list-item>
      </text:list>
      <text:p text:style-name="P22"/>
      <text:list text:style-name="L1">
        <text:list-item text:start-value="1">
          <text:p text:style-name="P24">práca na projekte</text:p>
          <text:list>
            <text:list-item>
              <text:p text:style-name="P24">odstraňovanie zistených nedostatkov</text:p>
            </text:list-item>
          </text:list>
        </text:list-item>
      </text:list>
      <text:p text:style-name="P10"/>
      <text:h text:style-name="P25" text:outline-level="1">Stav plnenia úloh</text:h>
      <text:p text:style-name="P10"/>
      <text:p text:style-name="P10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4">ID</text:p>
          </table:table-cell>
          <table:table-cell table:style-name="Tabuľka1.A1" office:value-type="string">
            <text:p text:style-name="P14">Člen tímu</text:p>
          </table:table-cell>
          <table:table-cell table:style-name="Tabuľka1.A1" office:value-type="string">
            <text:p text:style-name="P14">Úloha</text:p>
          </table:table-cell>
          <table:table-cell table:style-name="Tabuľka1.A1" office:value-type="string">
            <text:p text:style-name="P14">Začiatok</text:p>
          </table:table-cell>
          <table:table-cell table:style-name="Tabuľka1.A1" office:value-type="string">
            <text:p text:style-name="P14">Koniec</text:p>
          </table:table-cell>
          <table:table-cell table:style-name="Tabuľka1.A1" office:value-type="string">
            <text:p text:style-name="P14">Reálne ukončenie</text:p>
          </table:table-cell>
          <table:table-cell table:style-name="Tabuľka1.G1" office:value-type="string">
            <text:p text:style-name="P14">Stav</text:p>
          </table:table-cell>
        </table:table-row>
        <table:table-row table:style-name="Tabuľka1.2">
          <table:table-cell table:style-name="Tabuľka1.A2" office:value-type="string">
            <text:p text:style-name="P21">15.3</text:p>
          </table:table-cell>
          <table:table-cell table:style-name="Tabuľka1.A2" office:value-type="string">
            <text:p text:style-name="P16">JHE, PC</text:p>
          </table:table-cell>
          <table:table-cell table:style-name="Tabuľka1.C2" office:value-type="string">
            <text:p text:style-name="P17">vytvorenie používateľskej dokumentácie k systému</text:p>
          </table:table-cell>
          <table:table-cell table:style-name="Tabuľka1.C2" office:value-type="string">
            <text:p text:style-name="P16">11. 3. 08</text:p>
          </table:table-cell>
          <table:table-cell table:style-name="Tabuľka1.A2" office:value-type="string">
            <text:p text:style-name="P16">25. 3. 08</text:p>
          </table:table-cell>
          <table:table-cell table:style-name="Tabuľka1.C2" office:value-type="string">
            <text:p text:style-name="P16">1. 5. 08</text:p>
          </table:table-cell>
          <table:table-cell table:style-name="Tabuľka1.G2" office:value-type="string">
            <text:p text:style-name="P16">ukončené</text:p>
          </table:table-cell>
        </table:table-row>
        <table:table-row table:style-name="Tabuľka1.2">
          <table:table-cell table:style-name="Tabuľka1.A2" office:value-type="string">
            <text:p text:style-name="P15">19.3</text:p>
          </table:table-cell>
          <table:table-cell table:style-name="Tabuľka1.A2" office:value-type="string">
            <text:p text:style-name="P16">JG, JHO</text:p>
          </table:table-cell>
          <table:table-cell table:style-name="Tabuľka1.C2" office:value-type="string">
            <text:p text:style-name="P18">importovanie dát z dumpu databázy systému YonBan</text:p>
          </table:table-cell>
          <table:table-cell table:style-name="Tabuľka1.C2" office:value-type="string">
            <text:p text:style-name="P16">15. 4. 08</text:p>
          </table:table-cell>
          <table:table-cell table:style-name="Tabuľka1.A2" office:value-type="string">
            <text:p text:style-name="P16">23. 4. 08</text:p>
          </table:table-cell>
          <table:table-cell table:style-name="Tabuľka1.C2" office:value-type="string">
            <text:p text:style-name="P16">-</text:p>
          </table:table-cell>
          <table:table-cell table:style-name="Tabuľka1.G2" office:value-type="string">
            <text:p text:style-name="P16">prebieha</text:p>
          </table:table-cell>
        </table:table-row>
        <table:table-row table:style-name="Tabuľka1.2">
          <table:table-cell table:style-name="Tabuľka1.A2" office:value-type="string">
            <text:p text:style-name="P15">20.3</text:p>
          </table:table-cell>
          <table:table-cell table:style-name="Tabuľka1.A2" office:value-type="string">
            <text:p text:style-name="P16">PF</text:p>
          </table:table-cell>
          <table:table-cell table:style-name="Tabuľka1.C2" office:value-type="string">
            <text:p text:style-name="P18">vytvoriť zmysluplné dopyty nad DB pre generovanie štatistík</text:p>
          </table:table-cell>
          <table:table-cell table:style-name="Tabuľka1.C2" office:value-type="string">
            <text:p text:style-name="P16">22. 4. 08</text:p>
          </table:table-cell>
          <table:table-cell table:style-name="Tabuľka1.A2" office:value-type="string">
            <text:p text:style-name="P16">29. 4. 08</text:p>
          </table:table-cell>
          <table:table-cell table:style-name="Tabuľka1.C2" office:value-type="string">
            <text:p text:style-name="P16">-</text:p>
          </table:table-cell>
          <table:table-cell table:style-name="Tabuľka1.G2" office:value-type="string">
            <text:p text:style-name="P16">prebieha</text:p>
          </table:table-cell>
        </table:table-row>
        <table:table-row table:style-name="Tabuľka1.2">
          <table:table-cell table:style-name="Tabuľka1.A2" office:value-type="string">
            <text:p text:style-name="P15">21.1</text:p>
          </table:table-cell>
          <table:table-cell table:style-name="Tabuľka1.A2" office:value-type="string">
            <text:p text:style-name="P16">JHE, PC</text:p>
          </table:table-cell>
          <table:table-cell table:style-name="Tabuľka1.C2" office:value-type="string">
            <text:p text:style-name="P18">elektronické odovzdanie produktu tímu č. 12</text:p>
          </table:table-cell>
          <table:table-cell table:style-name="Tabuľka1.C2" office:value-type="string">
            <text:p text:style-name="P16">29. 4. 08</text:p>
          </table:table-cell>
          <table:table-cell table:style-name="Tabuľka1.A2" office:value-type="string">
            <text:p text:style-name="P16">29: 4. 08</text:p>
          </table:table-cell>
          <table:table-cell table:style-name="Tabuľka1.C2" office:value-type="string">
            <text:p text:style-name="P16">1. 5. 08</text:p>
          </table:table-cell>
          <table:table-cell table:style-name="Tabuľka1.G2" office:value-type="string">
            <text:p text:style-name="P16">ukončené</text:p>
          </table:table-cell>
        </table:table-row>
        <table:table-row table:style-name="Tabuľka1.2">
          <table:table-cell table:style-name="Tabuľka1.A2" office:value-type="string">
            <text:p text:style-name="P15">21.2</text:p>
          </table:table-cell>
          <table:table-cell table:style-name="Tabuľka1.A2" office:value-type="string">
            <text:p text:style-name="P16">celý tím</text:p>
          </table:table-cell>
          <table:table-cell table:style-name="Tabuľka1.C2" office:value-type="string">
            <text:p text:style-name="P18">vypracovať správu o testovaní systému tímu č. 12</text:p>
          </table:table-cell>
          <table:table-cell table:style-name="Tabuľka1.C2" office:value-type="string">
            <text:p text:style-name="P16">29. 4. 08</text:p>
          </table:table-cell>
          <table:table-cell table:style-name="Tabuľka1.A2" office:value-type="string">
            <text:p text:style-name="P16">9. 5. 08</text:p>
          </table:table-cell>
          <table:table-cell table:style-name="Tabuľka1.C2" office:value-type="string">
            <text:p text:style-name="P16">-</text:p>
          </table:table-cell>
          <table:table-cell table:style-name="Tabuľka1.G2" office:value-type="string">
            <text:p text:style-name="P16">prebieha</text:p>
          </table:table-cell>
        </table:table-row>
      </table:table>
      <text:p text:style-name="P22"/>
      <text:h text:style-name="Heading_20_1" text:outline-level="1">Stanovenie nových úloh</text:h>
      <text:p text:style-name="P10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4">ID</text:p>
          </table:table-cell>
          <table:table-cell table:style-name="Tabuľka2.A1" office:value-type="string">
            <text:p text:style-name="P14">Člen tímu</text:p>
          </table:table-cell>
          <table:table-cell table:style-name="Tabuľka2.A1" office:value-type="string">
            <text:p text:style-name="P14">Úloha</text:p>
          </table:table-cell>
          <table:table-cell table:style-name="Tabuľka2.A1" office:value-type="string">
            <text:p text:style-name="P14">Začiatok</text:p>
          </table:table-cell>
          <table:table-cell table:style-name="Tabuľka2.E1" office:value-type="string">
            <text:p text:style-name="P14">Koniec</text:p>
          </table:table-cell>
        </table:table-row>
        <table:table-row>
          <table:table-cell table:style-name="Tabuľka2.A2" office:value-type="string">
            <text:p text:style-name="P15">21.1</text:p>
          </table:table-cell>
          <table:table-cell table:style-name="Tabuľka2.A2" office:value-type="string">
            <text:p text:style-name="P16">celý tím</text:p>
          </table:table-cell>
          <table:table-cell table:style-name="Tabuľka2.A2" office:value-type="string">
            <text:p text:style-name="P19">vypracovať formálne testy a dať vyplniť externým testerom systému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19. 5. 08</text:p>
          </table:table-cell>
        </table:table-row>
        <table:table-row>
          <table:table-cell table:style-name="Tabuľka2.A2" office:value-type="string">
            <text:p text:style-name="P15">21.2</text:p>
          </table:table-cell>
          <table:table-cell table:style-name="Tabuľka2.A2" office:value-type="string">
            <text:p text:style-name="P16">JG, JHE</text:p>
          </table:table-cell>
          <table:table-cell table:style-name="Tabuľka2.A2" office:value-type="string">
            <text:p text:style-name="P20"><text:span text:style-name="T3">kontaktovať p. Gnipovú ohľadom poskytnutia doplňujúcich výstupov z AIS vo formáte XLS</text:span>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6. 5. 08</text:p>
          </table:table-cell>
        </table:table-row>
        <table:table-row>
          <table:table-cell table:style-name="Tabuľka2.A2" office:value-type="string">
            <text:p text:style-name="P15">21.3</text:p>
          </table:table-cell>
          <table:table-cell table:style-name="Tabuľka2.A2" office:value-type="string">
            <text:p text:style-name="P16">JHO</text:p>
          </table:table-cell>
          <table:table-cell table:style-name="Tabuľka2.A2" office:value-type="string">
            <text:p text:style-name="P20"><text:span text:style-name="T3">kontaktovať p. Steinmüllera</text:span> <text:span text:style-name="T3">ohľadom doplnenia dumpu databázy YonBan</text:span>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13. 5. 08</text:p>
          </table:table-cell>
        </table:table-row>
        <table:table-row>
          <table:table-cell table:style-name="Tabuľka2.A2" office:value-type="string">
            <text:p text:style-name="P15">21.4</text:p>
          </table:table-cell>
          <table:table-cell table:style-name="Tabuľka2.A2" office:value-type="string">
            <text:p text:style-name="P16">JHE</text:p>
          </table:table-cell>
          <table:table-cell table:style-name="Tabuľka2.A2" office:value-type="string">
            <text:p text:style-name="P20"><text:span text:style-name="T3">skontrolovať systém a doplniť chýbajúce preklady</text:span>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13. 5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zef Hergott</meta:initial-creator>
    <meta:creation-date>2008-02-21T16:12:59</meta:creation-date>
    <dc:creator>Jozef Hergott</dc:creator>
    <dc:date>2008-05-06T23:20:53</dc:date>
    <meta:editing-cycles>51</meta:editing-cycles>
    <meta:editing-duration>P1DT9H2M26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7" meta:word-count="316" meta:character-count="1842"/>
  </office:meta>
</office:document-meta>
</file>